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text-underline-style="solid" style:text-underline-width="auto" style:text-underline-color="font-color"/>
    </style:style>
    <style:style style:name="P3" style:family="paragraph" style:parent-style-name="Standard">
      <style:paragraph-properties fo:margin-top="0in" fo:margin-bottom="0in" loext:contextual-spacing="false"/>
      <style:text-properties style:text-underline-style="solid" style:text-underline-width="auto" style:text-underline-color="font-color" fo:font-weight="bold" style:font-weight-asian="bold"/>
    </style:style>
    <style:style style:name="P4" style:family="paragraph" style:parent-style-name="Standard">
      <style:paragraph-properties fo:margin-top="0in" fo:margin-bottom="0in" loext:contextual-spacing="false" fo:text-align="center" style:justify-single-word="false"/>
    </style:style>
    <style:style style:name="P5" style:family="paragraph" style:parent-style-name="Standard">
      <style:paragraph-properties fo:margin-top="0in" fo:margin-bottom="0in" loext:contextual-spacing="false" fo:text-align="center" style:justify-single-word="false"/>
      <style:text-properties fo:font-size="14pt" fo:font-weight="bold" style:font-size-asian="14pt" style:font-weight-asian="bold" style:font-size-complex="14pt"/>
    </style:style>
    <style:style style:name="P6" style:family="paragraph" style:parent-style-name="Standard">
      <style:paragraph-properties fo:margin-top="0in" fo:margin-bottom="0in" loext:contextual-spacing="false"/>
      <style:text-properties fo:font-size="12pt" style:font-size-asian="12pt" style:font-size-complex="12pt"/>
    </style:style>
    <style:style style:name="P7" style:family="paragraph" style:parent-style-name="Standard">
      <style:paragraph-properties fo:margin-top="0in" fo:margin-bottom="0in" loext:contextual-spacing="false"/>
      <style:text-properties fo:font-size="12pt" fo:font-weight="bold" style:font-size-asian="12pt" style:font-weight-asian="bold" style:font-size-complex="12pt"/>
    </style:style>
    <style:style style:name="P8" style:family="paragraph" style:parent-style-name="Standard" style:master-page-name="Standard">
      <style:paragraph-properties fo:margin-top="0in" fo:margin-bottom="0in" loext:contextual-spacing="false" style:page-number="1"/>
    </style:style>
    <style:style style:name="P9" style:family="paragraph" style:parent-style-name="Standard">
      <style:paragraph-properties fo:margin-left="0in" fo:margin-right="0in" fo:margin-top="0in" fo:margin-bottom="0in" loext:contextual-spacing="false" fo:text-indent="0.5in" style:auto-text-indent="false"/>
    </style:style>
    <style:style style:name="P10" style:family="paragraph" style:parent-style-name="Standard" style:list-style-name="WWNum11">
      <style:paragraph-properties fo:margin-left="0.5in" fo:margin-right="0in" fo:text-indent="-0.25in" style:auto-text-indent="false"/>
    </style:style>
    <style:style style:name="P11" style:family="paragraph" style:parent-style-name="Standard" style:list-style-name="WWNum4">
      <style:paragraph-properties fo:margin-left="0.5in" fo:margin-right="0in" fo:text-indent="-0.25in" style:auto-text-indent="false"/>
    </style:style>
    <style:style style:name="P12" style:family="paragraph" style:parent-style-name="Standard" style:list-style-name="WWNum6">
      <style:paragraph-properties fo:margin-left="0.5in" fo:margin-right="0in" fo:text-indent="-0.25in" style:auto-text-indent="false"/>
    </style:style>
    <style:style style:name="P13" style:family="paragraph" style:parent-style-name="Standard" style:list-style-name="WWNum3">
      <style:paragraph-properties fo:margin-left="0.5in" fo:margin-right="0in" fo:text-indent="-0.25in" style:auto-text-indent="false"/>
    </style:style>
    <style:style style:name="P14" style:family="paragraph" style:parent-style-name="Standard" style:list-style-name="WWNum9">
      <style:paragraph-properties fo:margin-left="0.5in" fo:margin-right="0in" fo:text-indent="-0.25in" style:auto-text-indent="false"/>
    </style:style>
    <style:style style:name="P15" style:family="paragraph" style:parent-style-name="Standard" style:list-style-name="WWNum7">
      <style:paragraph-properties fo:margin-left="0.5in" fo:margin-right="0in" fo:text-indent="-0.25in" style:auto-text-indent="false"/>
    </style:style>
    <style:style style:name="P16" style:family="paragraph" style:parent-style-name="Standard" style:list-style-name="WWNum5">
      <style:paragraph-properties fo:margin-left="0.5in" fo:margin-right="0in" fo:text-indent="-0.25in" style:auto-text-indent="false"/>
    </style:style>
    <style:style style:name="P17" style:family="paragraph" style:parent-style-name="Standard" style:list-style-name="WWNum1">
      <style:paragraph-properties fo:margin-left="0.5in" fo:margin-right="0in" fo:text-indent="-0.25in" style:auto-text-indent="false"/>
    </style:style>
    <style:style style:name="P18" style:family="paragraph" style:parent-style-name="Standard" style:list-style-name="WWNum10">
      <style:paragraph-properties fo:margin-left="0.5in" fo:margin-right="0in" fo:text-indent="-0.25in" style:auto-text-indent="false"/>
    </style:style>
    <style:style style:name="P19" style:family="paragraph" style:parent-style-name="Standard" style:list-style-name="WWNum8">
      <style:paragraph-properties fo:margin-left="0.5in" fo:margin-right="0in" fo:text-indent="-0.25in" style:auto-text-indent="false"/>
    </style:style>
    <style:style style:name="P20" style:family="paragraph" style:parent-style-name="Standard" style:list-style-name="WWNum12">
      <style:paragraph-properties fo:margin-left="0.5in" fo:margin-right="0in" fo:text-indent="-0.25in" style:auto-text-indent="false"/>
    </style:style>
    <style:style style:name="P21" style:family="paragraph" style:parent-style-name="Standard">
      <style:paragraph-properties fo:margin-left="1in" fo:margin-right="0in" fo:margin-top="0in" fo:margin-bottom="0in" loext:contextual-spacing="false" fo:text-indent="0.5in" style:auto-text-indent="false"/>
    </style:style>
    <style:style style:name="P22" style:family="paragraph" style:parent-style-name="Standard">
      <style:paragraph-properties fo:margin-top="0.0835in" fo:margin-bottom="0in" loext:contextual-spacing="false" fo:line-height="90%"/>
    </style:style>
    <style:style style:name="P23" style:family="paragraph" style:parent-style-name="Standard">
      <style:paragraph-properties fo:margin-top="0.0835in" fo:margin-bottom="0in" loext:contextual-spacing="false" fo:line-height="100%"/>
    </style:style>
    <style:style style:name="P24" style:family="paragraph" style:parent-style-name="Standard" style:list-style-name="WWNum2">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25"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style>
    <style:style style:name="P26" style:family="paragraph" style:parent-style-name="Standard">
      <style:paragraph-properties fo:margin-left="1in" fo:margin-right="0in" fo:margin-top="0in" fo:margin-bottom="0in" loext:contextual-spacing="false" fo:text-indent="0in" style:auto-text-indent="false"/>
    </style:style>
    <style:style style:name="P27" style:family="paragraph" style:parent-style-name="Standard">
      <style:paragraph-properties fo:margin-top="0.0693in" fo:margin-bottom="0in" loext:contextual-spacing="false" fo:line-height="100%"/>
    </style:style>
    <style:style style:name="P28" style:family="paragraph" style:parent-style-name="Standard">
      <style:paragraph-properties fo:margin-top="0.0693in" fo:margin-bottom="0in" loext:contextual-spacing="false" fo:line-height="100%"/>
      <style:text-properties fo:color="#464653" fo:font-size="12pt" style:font-size-asian="12pt" style:font-size-complex="12pt"/>
    </style:style>
    <style:style style:name="P29" style:family="paragraph" style:parent-style-name="Standard">
      <style:paragraph-properties fo:margin-top="0.0417in" fo:margin-bottom="0in" loext:contextual-spacing="false" fo:line-height="100%"/>
    </style:style>
    <style:style style:name="P30" style:family="paragraph" style:parent-style-name="Heading_20_1">
      <style:paragraph-properties fo:margin-left="0in" fo:margin-right="0in" fo:margin-top="0.278in" fo:margin-bottom="0.0835in" loext:contextual-spacing="false" fo:text-indent="0.5in" style:auto-text-indent="false"/>
    </style:style>
    <style:style style:name="T1" style:family="text">
      <style:text-properties fo:font-size="14pt" fo:font-weight="bold" style:font-size-asian="14pt" style:font-weight-asian="bold" style:font-size-complex="14pt"/>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style>
    <style:style style:name="T4" style:family="text">
      <style:text-properties style:text-position="sub 58%"/>
    </style:style>
    <style:style style:name="T5" style:family="text">
      <style:text-properties fo:font-size="12pt" style:font-size-asian="12pt" style:font-size-complex="12pt"/>
    </style:style>
    <style:style style:name="T6" style:family="text">
      <style:text-properties fo:font-size="12pt" fo:font-weight="bold" style:font-size-asian="12pt" style:font-weight-asian="bold" style:font-size-complex="12pt"/>
    </style:style>
    <style:style style:name="T7" style:family="text">
      <style:text-properties fo:font-size="12pt" style:text-underline-style="none" style:font-size-asian="12pt" style:font-size-complex="12pt"/>
    </style:style>
    <style:style style:name="T8" style:family="text">
      <style:text-properties fo:font-variant="normal" fo:text-transform="none" fo:color="#000000" style:text-line-through-style="none" style:text-line-through-type="none" style:text-position="0% 100%" fo:font-size="11pt" fo:font-style="normal" style:font-size-asian="11pt" style:font-style-asian="normal" style:font-size-complex="11pt"/>
    </style:style>
    <style:style style:name="T9" style:family="text">
      <style:text-properties fo:font-weight="bold" style:font-weight-asian="bold"/>
    </style:style>
    <style:style style:name="T10" style:family="text">
      <style:text-properties fo:color="#464653" fo:font-size="12pt" style:font-size-asian="12pt" style:font-size-complex="12pt"/>
    </style:style>
    <style:style style:name="T11" style:family="text">
      <style:text-properties fo:color="#a04da3"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Transacciones</text:span></text:p>
      <text:p text:style-name="P1"/>
      <text:p text:style-name="P1">Son varias consultas consideradas como 1 por un cliente.</text:p>
      <text:p text:style-name="P1"/>
      <text:p text:style-name="P1">Tienen cuatro caracterisiticas importantes <text:s/>(ACID)</text:p>
      <text:p text:style-name="P1">-Atomicidad</text:p>
      <text:p text:style-name="P1">La transaccion se ejecuta una vez, y como resultado se realiza el trabajo en su totalidad, o no se realiza.</text:p>
      <text:p text:style-name="P1">-Coherencia</text:p>
      <text:p text:style-name="P1">Mantiene la coherencia de los datos aunque los transforme</text:p>
      <text:p text:style-name="P1">-Aislamiento</text:p>
      <text:p text:style-name="P1">Permite que las transacciones concurrentes <text:s/>se comporten como si cada una fuera la unica a ejecutar en el sistema</text:p>
      <text:p text:style-name="P1">-Durabilidad</text:p>
      <text:p text:style-name="P1">Si una transaccion se realiza satisfactoriamente, garantiza que los datos se mantiene <text:s/>por mas que el sitema falle despues de realizada dicha transaccion,</text:p>
      <text:p text:style-name="P1"/>
      <text:p text:style-name="P1">Existen tres modos de transacciones</text:p>
      <text:p text:style-name="P1"/>
      <text:p text:style-name="P1">1)Transacciones autocommit</text:p>
      <text:p text:style-name="P9">-Cada instruccion individual es una transaccion</text:p>
      <text:p text:style-name="P1"/>
      <text:p text:style-name="P1">2)Transacciones Explicitas</text:p>
      <text:list xml:id="list1595805565379032294" text:style-name="WWNum11">
        <text:list-item>
          <text:p text:style-name="P10"><text:soft-page-break/>Cada transaccion comienza con la instruccion BEGIN TRANSACTION <text:s/>y finaliza con la instruccion COMMIT o ROLLBACK</text:p>
        </text:list-item>
      </text:list>
      <text:p text:style-name="P1"/>
      <text:p text:style-name="P1">3) Transacciones implicitas</text:p>
      <text:p text:style-name="P1">-Se inicia implicitamente una transaccion cuando otra ha terminado, pero cada transaccion se completa explicitamente con una instruccion COMMIT o ROLLBACK</text:p>
      <text:p text:style-name="P1"/>
      <text:p text:style-name="P1">Transacciones Anidadas</text:p>
      <text:p text:style-name="P1">-Podemos tener transacciones dentro de transacciones, podemos empezar una transaccion sin haber terminado la anterior</text:p>
      <text:p text:style-name="P1">-Existe una variable @@trancount que indica la cantidad de transacciones anidadas que tenemos</text:p>
      <text:p text:style-name="P1"/>
      <text:list xml:id="list8504497789356113578" text:style-name="WWNum4">
        <text:list-item>
          <text:p text:style-name="P11">Rollback Tran : Esta instruccion deshace todas las transacciones internas hasta la transaccion mas externa</text:p>
        </text:list-item>
        <text:list-item>
          <text:p text:style-name="P11">COMMIT TRAN : Esta sentencia reduce el valor de @@trancount en 1. Cuando el @@trancount <text:s/>es igual a 1(Ultima transaccion), COMMIT TRAN hace que todos los cambios en la base de datos sean permanentes. </text:p>
        </text:list-item>
        <text:list-item>
          <text:p text:style-name="P11">SAVE TRAN: Crea un punto de almacenamiento en la transaccion. Sirve para deshacer una transaccion en curso hasta ese punto</text:p>
        </text:list-item>
      </text:list>
      <text:p text:style-name="P1"/>
      <text:p text:style-name="P1"/>
      <text:p text:style-name="P1"/>
      <text:p text:style-name="P30"><text:bookmark text:name="_v2kcx2jjbub0"/><text:span text:style-name="T3">Técnicas de control de concurrencia</text:span></text:p>
      <text:p text:style-name="P1"/>
      <text:p text:style-name="P1"><text:s/>Tecnicas de bloqueo:</text:p>
      <text:list xml:id="list4735299035272770131" text:style-name="WWNum6">
        <text:list-item>
          <text:p text:style-name="P12">Protocolo de bloqueo de dos fases.</text:p>
        </text:list-item>
        <text:list-item>
          <text:p text:style-name="P12">Procolos basados en grafos.</text:p>
        </text:list-item>
      </text:list>
      <text:p text:style-name="P1"/>
      <text:p text:style-name="P1"><text:soft-page-break/>Marcas de tiempo</text:p>
      <text:list xml:id="list4787134406583931899" text:style-name="WWNum3">
        <text:list-item>
          <text:p text:style-name="P13">Protocolo de ordenacion por marcas de tiempo</text:p>
        </text:list-item>
      </text:list>
      <text:p text:style-name="P1"/>
      <text:p text:style-name="P1">Bloqueos:</text:p>
      <text:list xml:id="list6358501820767114573" text:style-name="WWNum9">
        <text:list-item>
          <text:p text:style-name="P14">Compartidos, puede leer el elemento pero no lo puede escribir.</text:p>
        </text:list-item>
        <text:list-item>
          <text:p text:style-name="P14">Exclusivos, puede tanto leer cómo escribir el elemento. </text:p>
        </text:list-item>
        <text:list-item>
          <text:p text:style-name="P14">Esquema, se utiliza cuando se ejecuta una operacion qué genera un cambio sobre el esquema de una tabla. </text:p>
        </text:list-item>
        <text:list-item>
          <text:p text:style-name="P14">Actualizacion masiva, se utiliza al copiar masivamente datos de una tabla. </text:p>
        </text:list-item>
      </text:list>
      <text:p text:style-name="P1"/>
      <text:p text:style-name="P1">Mecanismos de bloqueo:</text:p>
      <text:list xml:id="list7992089618321829648" text:style-name="WWNum7">
        <text:list-item>
          <text:p text:style-name="P15">Basico: La transaccion va bloqueando y desbloqueando los elementos a medida qué los necesita.</text:p>
        </text:list-item>
        <text:list-item>
          <text:p text:style-name="P15">Conservador : Se bloquean todos los elementos antes de comenzar con la transaccion (Puede provocar deadlock).</text:p>
        </text:list-item>
        <text:list-item>
          <text:p text:style-name="P15">Estricto : No se liberan los bloqueos hasta qué la transaccion realice un commit o rollback.</text:p>
        </text:list-item>
      </text:list>
      <text:p text:style-name="P1"/>
      <text:p text:style-name="P1"/>
      <text:p text:style-name="P1"/>
      <text:p text:style-name="P1">Ejercicio</text:p>
      <text:p text:style-name="P1"/>
      <text:list xml:id="list2419960916849511381" text:style-name="WWNum5">
        <text:list-item>
          <text:p text:style-name="P16">T<text:span text:style-name="T4">0</text:span> = L(Z) , L(Ñ), Z+Ñ, E(Z), c</text:p>
        </text:list-item>
      </text:list>
      <text:p text:style-name="P1"/>
      <text:p text:style-name="P1"><text:tab/>Establecer cómo quedaria usando un bloqueo</text:p>
      <text:list xml:id="list3362073585963320609" text:style-name="WWNum1">
        <text:list-item>
          <text:p text:style-name="P17"><text:soft-page-break/>Basico</text:p>
        </text:list-item>
        <text:list-item>
          <text:p text:style-name="P17">Conservador</text:p>
        </text:list-item>
        <text:list-item>
          <text:p text:style-name="P17">Estricto</text:p>
        </text:list-item>
      </text:list>
      <text:p text:style-name="P1"/>
      <text:p text:style-name="P1"/>
      <text:p text:style-name="P1"/>
      <text:p text:style-name="P1"/>
      <text:p text:style-name="P1"/>
      <text:p text:style-name="P1"/>
      <text:p text:style-name="P1"/>
      <text:p text:style-name="P1"/>
      <text:p text:style-name="P1"/>
      <text:p text:style-name="P1"/>
      <text:p text:style-name="P1">1 ) T = L(Z) , L(Ñ),Z+Ñ, E(Z),C<text:tab/><text:tab/></text:p>
      <text:p text:style-name="P1"/>
      <text:p text:style-name="P21">// No interesa a bloqueos las cuentas (+,-./.*)</text:p>
      <text:p text:style-name="P1"><text:tab/><text:tab/><text:tab/>// Cada vez que se termina de usar un elemento, sirve desbloquear</text:p>
      <text:p text:style-name="P1"/>
      <text:p text:style-name="P1"/>
      <text:p text:style-name="P1">A) Básico : T = BC(Z) , L(Z) , D(Z) , BC(Ñ), L(Ñ), D(Ñ) , BE(Z), E(Z), D(Z) , C</text:p>
      <text:p text:style-name="P1"/>
      <text:p text:style-name="P1"><text:soft-page-break/>B) Conservador : T = BE(Z) , BC(Ñ), <text:s/>L(Z) , L(Ñ), D (Ñ) , E (Z),D(Z) , C</text:p>
      <text:p text:style-name="P1"/>
      <text:p text:style-name="P1">c) Estricto : T = BC(Z), L(Z), BC(Ñ), L(Ñ) ,BE (Z), E(Z) , C -&gt; (Todos los Desbloqueos se dan en el commit, o si hace rollback)</text:p>
      <text:p text:style-name="P1"/>
      <text:p text:style-name="P1">Plan en serie</text:p>
      <text:p text:style-name="P1">-<text:span text:style-name="T5">las acciones consisten de todas las operaciones de una transacción seguidas de las de otra transacción sin mezclarlas. Asegura la consistencia.</text:span></text:p>
      <text:p text:style-name="P22"><text:span text:style-name="T5">Plan serializable</text:span></text:p>
      <text:p text:style-name="P22"><text:span text:style-name="T5">- las acciones se disponen siempre y cuando mantenga el mismo estado que uno serial. Se combinan las operaciones de diferentes transacciones a menos que involucren al mismo elemento y al menos una de ellas sea escritura, en este caso es necesario verificar que no existan ciclos en el grafo.</text:span></text:p>
      <text:p text:style-name="P1"/>
      <text:p text:style-name="P1"/>
      <text:p text:style-name="P1"><text:span text:style-name="T2">Seguridad</text:span></text:p>
      <text:p text:style-name="P2"/>
      <text:p text:style-name="P1">Consta de 2 fases :</text:p>
      <text:p text:style-name="P2"/>
      <text:list xml:id="list2663242952832573488" text:style-name="WWNum10">
        <text:list-item>
          <text:p text:style-name="P18">Autenticación : Proceso en el cual un servidor se registra en el sistema</text:p>
        </text:list-item>
      </text:list>
      <text:p text:style-name="P21">- Windows : Permisos otorgado por S.O</text:p>
      <text:p text:style-name="P21">- Sql Server : Registro en sql server</text:p>
      <text:p text:style-name="P1"/>
      <text:list xml:id="list5551566036756118136" text:style-name="WWNum2">
        <text:list-item>
          <text:p text:style-name="P24">Validación : Controla las actividades que puede desarrollar el usuario tras su autenticación</text:p>
        </text:list-item>
      </text:list>
      <text:p text:style-name="P25"/>
      <text:p text:style-name="P1">Grupo de Windows</text:p>
      <text:p text:style-name="P26"><text:soft-page-break/></text:p>
      <text:p text:style-name="P1">Existen Grupos locales y globales, un grupo local predeterminados (adm,usuarios, invitados) pueden <text:s/>contener grupos globales (no a la inversa)</text:p>
      <text:p text:style-name="P1"><text:s/>-Asignar usuario a un grupo : ExeC sp_grantlogin ‘NOTEBOOK/USUARIO’</text:p>
      <text:p text:style-name="P1"/>
      <text:p text:style-name="P25"><text:span text:style-name="T3">ROLES </text:span></text:p>
      <text:p text:style-name="P25"/>
      <text:p text:style-name="P25">-Se podrán crear funciones, asignarlas a los usuarios y hacer que asuman sus permisos</text:p>
      <text:p text:style-name="P25">ejemplo : </text:p>
      <text:p text:style-name="P25">-Exec sp_addrole ‘proyectos’,’usuario’ //</text:p>
      <text:p text:style-name="P25">-CREATE ROLE role_name [AUTHORIZATION owner_name]</text:p>
      <text:p text:style-name="P3"/>
      <text:p text:style-name="P1"><text:span text:style-name="T3">SENTENCIA GRANT</text:span></text:p>
      <text:p text:style-name="P1"/>
      <text:p text:style-name="P1">-Se utiliza para asignar privilegios/agregar permisos <text:s/>a un determinado usuario como update, delete, insert , entre otros </text:p>
      <text:p text:style-name="P1">Ej : exec sp_grantacces ‘NOTEBOOK/GASTON’</text:p>
      <text:p text:style-name="P1"/>
      <text:p text:style-name="P1"><text:span text:style-name="T3">SENTENCIA REVOKE</text:span></text:p>
      <text:p text:style-name="P1"/>
      <text:p text:style-name="P1">-Se utiliza para quitar privilegios o permisos a un determinado usuario , (tabla, vista , apodo)</text:p>
      <text:p text:style-name="P1">Ej : exec sp_revokeacces ‘NOTEBOOK/GASTON’</text:p>
      <text:p text:style-name="P1"/>
      <text:p text:style-name="P1"><text:soft-page-break/></text:p>
      <text:p text:style-name="P1"/>
      <text:p text:style-name="P1"><text:span text:style-name="T9">SENTENCIA DENY</text:span></text:p>
      <text:p text:style-name="P23"><text:span text:style-name="T5">Deny: Deniega un permiso a una entidad de seguridad. Evita que la entidad de seguridad herede permisos por su pertenencia a grupos o funciones.</text:span></text:p>
      <text:p text:style-name="P27"><text:span text:style-name="T10">DENY VIEW DEFINITION TO CarmineEs CASCADE;</text:span></text:p>
      <text:p text:style-name="P23"><text:span text:style-name="T5">DENY { ALL [ PRIVILEGES ] }</text:span></text:p>
      <text:p text:style-name="P28"/>
      <text:p text:style-name="P1"/>
      <text:p text:style-name="P26"/>
      <text:p text:style-name="P26"/>
      <text:p text:style-name="P26">//</text:p>
      <text:p text:style-name="P1"/>
      <text:p text:style-name="P26"/>
      <text:p text:style-name="P1"/>
      <text:p text:style-name="P4"><text:span text:style-name="T1">TECNICAS Y CONCEPTOS DE RECUPERACION</text:span></text:p>
      <text:p text:style-name="P5"/>
      <text:p text:style-name="P5"/>
      <text:p text:style-name="P1"><text:span text:style-name="T5">-Toda base de datos debe contar con <text:s/>recursos para recuperarse en caso de fallo de software o hardware.</text:span></text:p>
      <text:p text:style-name="P1"><text:span text:style-name="T5">-Si se presenta algun fallo en el sistema, la recuperacion se encarga de restaurar la base de datos <text:s/>al estado en que estaba previo al fallo ; o como alternativa, la recuperacion deberia asegurarse de que el programa continue con su ejecucion en el punto donde fue interrumpido </text:span></text:p>
      <text:p text:style-name="P1"><text:span text:style-name="T5">- Para lograr esto, se utiliza la bitacora del sistema, donde se guarda la informacion de los cambios realizados en la base de datos. La misma, se mantiene fuera de la base de datos, para que los fallos en la bd no la afecten.</text:span></text:p>
      <text:p text:style-name="P6"/>
      <text:p text:style-name="P1"><text:soft-page-break/><text:span text:style-name="T1">Bitácora del Sistema</text:span></text:p>
      <text:p text:style-name="P1"><text:span text:style-name="T5">-Sirve para poder recuperarse de los fallos de las transacciones y sigue de cerca a todas las operaciones de transacciones que afecten algun dato en la base.</text:span></text:p>
      <text:p text:style-name="P1"><text:span text:style-name="T5">-Se mantiene en disco , de esta manera <text:s/>logra que ningun fallo la afecte.</text:span></text:p>
      <text:p text:style-name="P6"/>
      <text:p text:style-name="P1"><text:span text:style-name="T1">Datos que se escriben en la bitácora</text:span></text:p>
      <text:p text:style-name="P6"/>
      <text:p text:style-name="P1"><text:span text:style-name="T5">1) </text:span><text:span text:style-name="T6">[inicio transacción, T]</text:span><text:span text:style-name="T5">: se ha iniciado la ejecución de la transacción T.</text:span></text:p>
      <text:p text:style-name="P1"><text:span text:style-name="T5">2) </text:span><text:span text:style-name="T6">[escribir elemento, T, X, valor anterior, nuevo valor]:</text:span><text:span text:style-name="T5"> la transacción T cambio el valor del elemento de la BD X de valor anterior a nuevo valor.</text:span></text:p>
      <text:p text:style-name="P1"><text:span text:style-name="T5">3)</text:span><text:span text:style-name="T6"> [leer elemento, T,X ]</text:span><text:span text:style-name="T5">: la transacción T leyó el valor del elemento de la BD X. </text:span></text:p>
      <text:p text:style-name="P1"><text:span text:style-name="T5">4)</text:span><text:span text:style-name="T6"> [confirmar, T ]</text:span><text:span text:style-name="T5">: la transacción T terminó con éxito <text:s/>y establece que su efecto se puede confirmar en la base de datos.</text:span></text:p>
      <text:p text:style-name="P1"><text:span text:style-name="T5">5) </text:span><text:span text:style-name="T6">[abortar, T]</text:span><text:span text:style-name="T5">: se abortó la transacción T.</text:span></text:p>
      <text:p text:style-name="P6"/>
      <text:p text:style-name="P6"/>
      <text:p text:style-name="P1"><text:span text:style-name="T1">Confirmacion de una transaccion</text:span></text:p>
      <text:p text:style-name="P6"/>
      <text:p text:style-name="P1"><text:span text:style-name="T5">Una transaccion ha llegado a su punto de confirmacion cuando todas sus operaciones que tienen acceso a la base de datos se han realizado con exito y el efecto de las mismas queda asentado en la bitacora.</text:span></text:p>
      <text:p text:style-name="P6"/>
      <text:p text:style-name="P1"><text:span text:style-name="T6">CheckPoint</text:span></text:p>
      <text:p text:style-name="P6"/>
      <text:p text:style-name="P1"><text:span text:style-name="T5">El registro punto de control se escribe en la bitácora cada vez que el sistema escribe en la base de datos en disco el efecto de todas las operaciones <text:s/>ESCRIBIR <text:s/>de las transacciones confirmadas.</text:span></text:p>
      <text:p text:style-name="P6"/>
      <text:p text:style-name="P6"><text:soft-page-break/></text:p>
      <text:p text:style-name="P1"><text:span text:style-name="T1">Tecnicas de recuperacion.</text:span></text:p>
      <text:p text:style-name="P6"/>
      <text:p text:style-name="P1"><text:span text:style-name="T5">Hay dos tipos</text:span></text:p>
      <text:p text:style-name="P6"/>
      <text:p text:style-name="P1"><text:span text:style-name="T6">Actualización Diferida</text:span></text:p>
      <text:p text:style-name="P7"/>
      <text:p text:style-name="P1"><text:span text:style-name="T5">La BD no se actualiza hasta que la transacción sea <text:s/>confirmada ,durante la confirmación, primero se actualiza la bitácora y luego la BD</text:span></text:p>
      <text:p text:style-name="P1"><text:span text:style-name="T5">Esta técnica evita que si ocurre algún fallo durante la transacción la BD se vea afectada.</text:span></text:p>
      <text:p text:style-name="P1"><text:span text:style-name="T5">La idea es diferir cualquier actualización de la BD hasta que la transacción llegue al punto de confirmación</text:span></text:p>
      <text:p text:style-name="P1"><text:span text:style-name="T5">Durante la ejecucion de las transacciones las actualizaciones <text:s/>se asientan en la bitacora y no en la BD</text:span></text:p>
      <text:p text:style-name="P7"/>
      <text:p text:style-name="P7"/>
      <text:p text:style-name="P7"/>
      <text:p text:style-name="P7"/>
      <text:p text:style-name="P7"/>
      <text:p text:style-name="P7"/>
      <text:p text:style-name="P1"><text:span text:style-name="T6">Actualizacion Inmediata</text:span></text:p>
      <text:p text:style-name="P6"/>
      <text:p text:style-name="P1"><text:span text:style-name="T5">-Es posible que algunas operaciones de una transacción actualicen la BD antes de que la transacción sea confirmada.</text:span></text:p>
      <text:p text:style-name="P1"><text:span text:style-name="T5">-Estas operaciones se asientan en la bitácora del sistema.</text:span></text:p>
      <text:p text:style-name="P1"><text:soft-page-break/><text:span text:style-name="T5">-Una actualizacion puede llevarse a cabo sin que una transaccion tenga su confirmacion y si ocurre algún fallo durante la misma los cambios realizados por las operaciones se invierten utilizando la bitácora.</text:span></text:p>
      <text:p text:style-name="P6"/>
      <text:p text:style-name="P6"/>
      <text:p text:style-name="P1"><text:span text:style-name="T5">Base de Datos Distribuida</text:span></text:p>
      <text:p text:style-name="P6"/>
      <text:p text:style-name="P1"><text:span text:style-name="T5">Consiste en datos dispersos <text:s/>en <text:s/>varias bases de datos, manejadas por distintos DBMS, ejecutados en varias maquinas, redes <text:s/>y sistemas operativos distintos.</text:span></text:p>
      <text:p text:style-name="P1"><text:span text:style-name="T5">Sin embargo , la aplicacion debera poder trabajar de forma transparente con estos.</text:span></text:p>
      <text:p text:style-name="P6"/>
      <text:p text:style-name="P1"><text:span text:style-name="T5">Objetivos</text:span></text:p>
      <text:p text:style-name="P1"><text:span text:style-name="T5">-No depender de un solo sitio central donde se encuentren los datos</text:span></text:p>
      <text:p text:style-name="P1"><text:span text:style-name="T5">-Poder operar continuamente sin necesidad de apagar el sistema</text:span></text:p>
      <text:p text:style-name="P1"><text:span text:style-name="T5">-No es necesario saber donde se encuentran los datos </text:span></text:p>
      <text:p text:style-name="P1"><text:span text:style-name="T5">-Procesamiento distribuido de consultas y manejo distribuido de transacciones</text:span></text:p>
      <text:p text:style-name="P1"><text:span text:style-name="T5">-independencia con respecto a equipos, S.O, redes o administracion de datos.</text:span></text:p>
      <text:p text:style-name="P6"/>
      <text:p text:style-name="P6"/>
      <text:p text:style-name="P1"><text:span text:style-name="T5">Formas de distribuir</text:span></text:p>
      <text:p text:style-name="P6"/>
      <text:p text:style-name="P1"><text:span text:style-name="T5">Replica</text:span></text:p>
      <text:list xml:id="list3641177942244657104" text:style-name="WWNum8">
        <text:list-item>
          <text:p text:style-name="P19"><text:span text:style-name="T5">Se conservan varias copias identicas en lugares distintos.</text:span></text:p>
        </text:list-item>
      </text:list>
      <text:p text:style-name="P6"/>
      <text:p text:style-name="P1"><text:soft-page-break/><text:span text:style-name="T5">Fragmentacion</text:span></text:p>
      <text:p text:style-name="P1"><text:span text:style-name="T5">-Se divide en varios fragmentos, y cada uno se guarda en lugares distintos</text:span></text:p>
      <text:p text:style-name="P6"/>
      <text:p text:style-name="P6"/>
      <text:p text:style-name="P6"/>
      <text:p text:style-name="P1"><text:span text:style-name="T5">Distribuir con SQL Server</text:span></text:p>
      <text:p text:style-name="P6"/>
      <text:p text:style-name="P1"><text:span text:style-name="T5">-Aplica la tecnologia de duplicacion</text:span></text:p>
      <text:p text:style-name="P1"><text:span text:style-name="T5">-Un servidor puede publicar sus datos para que lo utilizen otros, o distribuir los datos que publica otro servidor, o suscribirse a los datos que publican y distribuyen otros</text:span></text:p>
      <text:p text:style-name="P6"/>
      <text:p text:style-name="P1"><text:span text:style-name="T5">Elementos</text:span></text:p>
      <text:p text:style-name="P6"/>
      <text:p text:style-name="P1"><text:span text:style-name="T5">-Publicador</text:span></text:p>
      <text:p text:style-name="P1"><text:span text:style-name="T5">Es el sistema que publica los datos que se van a duplicar en otor sistema.</text:span></text:p>
      <text:p text:style-name="P1"><text:span text:style-name="T5">Para un conjunto de elementos existe un solo publicador, pero existen muchos suscriptores</text:span></text:p>
      <text:p text:style-name="P6"/>
      <text:p text:style-name="P1"><text:span text:style-name="T5">-Distribuidor</text:span></text:p>
      <text:p text:style-name="P1"><text:span text:style-name="T5">Contiene la base de datos a distribuir, guarda datos historicos y metadatos de distribuciones realizadas.</text:span></text:p>
      <text:p text:style-name="P6"/>
      <text:p text:style-name="P1"><text:span text:style-name="T5">-Suscriptor</text:span></text:p>
      <text:p text:style-name="P6"/>
      <text:p text:style-name="P1"><text:soft-page-break/><text:span text:style-name="T5">Son los servidores que guardan los datos duplicados y recibenactualizaciones</text:span></text:p>
      <text:p text:style-name="P6"/>
      <text:p text:style-name="P1"><text:span text:style-name="T1">Tipos de duplicación</text:span></text:p>
      <text:p text:style-name="P6"/>
      <text:p text:style-name="P1"><text:span text:style-name="T5">Instantánea </text:span></text:p>
      <text:p text:style-name="P1"><text:span text:style-name="T5">Toma una instantánea periódicamente y la distribuye. No es apropiado si los datos sufren muchas actualizaciones. No genera sobrecarga</text:span></text:p>
      <text:p text:style-name="P6"/>
      <text:p text:style-name="P1"><text:span text:style-name="T5">Transsacicional</text:span></text:p>
      <text:list xml:id="list2970269537934855089" text:style-name="WWNum12">
        <text:list-item>
          <text:p text:style-name="P20"><text:span text:style-name="T5">Se obtienen las modificaciones del registro de transacciones, y se transfiere <text:s/>a suscriptores. Genera sobrecarga</text:span></text:p>
        </text:list-item>
      </text:list>
      <text:p text:style-name="P1"><text:span text:style-name="T5">Combinacion</text:span></text:p>
      <text:p text:style-name="P1"><text:span text:style-name="T5">-Realiza un control y seguimiento de las modificaciones, pero no las transmite de forma individual, sino que periódicamente.</text:span></text:p>
      <text:p text:style-name="P6"/>
      <text:p text:style-name="P6"/>
      <text:p text:style-name="P6"/>
      <text:p text:style-name="P6"/>
      <text:p text:style-name="P6"/>
      <text:p text:style-name="P6"/>
      <text:p text:style-name="P6"/>
      <text:p text:style-name="P6"/>
      <text:p text:style-name="P6"/>
      <text:p text:style-name="P1"><text:span text:style-name="T6">Tipos de suscripciones</text:span></text:p>
      <text:p text:style-name="P6"><text:soft-page-break/></text:p>
      <text:p text:style-name="P1"><text:span text:style-name="T5">Inserción</text:span></text:p>
      <text:p text:style-name="P1"><text:span text:style-name="T5">El distribuidor es el responsable de darles actualizaciones. Controla y administra la cuplicacion y distribucion</text:span></text:p>
      <text:p text:style-name="P6"/>
      <text:p text:style-name="P1"><text:span text:style-name="T5">Extracción</text:span></text:p>
      <text:p text:style-name="P1"><text:span text:style-name="T5">Permite a los <text:s/>suscriptores iniciar la duplicacion util cuando existen muchos suscriptores.</text:span></text:p>
      <text:p text:style-name="P6"/>
      <text:p text:style-name="P6"/>
      <text:p text:style-name="P1"><text:span text:style-name="T6">Consulta casual</text:span></text:p>
      <text:p text:style-name="P29"><text:span text:style-name="T11">•</text:span><text:span text:style-name="T5">OPENDATASOURCE indica el servidor a utilizar nombrando las cuatro partes sin necesidad de utilizar un nombre de servidor vinculado.</text:span></text:p>
      <text:p text:style-name="P6"/>
      <text:p text:style-name="P1"/>
      <text:p text:style-name="P1">Servidor Vinculado</text:p>
      <text:p text:style-name="P1"/>
      <text:p text:style-name="P29">•Una configuración con servidores vinculados permite a SQL Server ejecutar comandos en orígenes de datos OLE DB situados en servidores remotos. </text:p>
      <text:p text:style-name="P29">Ventajas:</text:p>
      <text:p text:style-name="P29"/>
      <text:p text:style-name="P29">▫Acceso al servidor remoto.</text:p>
      <text:p text:style-name="P29">▫Capacidad de ejecutar consultas distribuidas, actualizaciones, comandos y transacciones en orígenes de datos heterogéneos en toda la organización.</text:p>
      <text:p text:style-name="P29">▫Capacidad de tratar diferentes orígenes de datos de manera similar.</text:p>
      <text:p text:style-name="P29"/>
      <text:p text:style-name="P29"><text:soft-page-break/>EXEC sp_addlinkedserver</text:p>
      <text:p text:style-name="P29">@server = 'SEATTLE Mktg',</text:p>
      <text:p text:style-name="P29">@provider = 'Microsoft.Jet.OLEDB.4.0',</text:p>
      <text:p text:style-name="P29">@srvproduct = 'OLE DB Provider for Jet',</text:p>
      <text:p text:style-name="P29">@datasrc = 'C:\MSOffice\Access\Samples\Northwind.mdb'</text:p>
      <text:p text:style-name="P29">EXEC sp_addlinkedsrvlogin</text:p>
      <text:p text:style-name="P29">@rmtsrvname= 'SEATTLE Mktg',</text:p>
      <text:p text:style-name="P29">@rmtuser=‘usuario’,</text:p>
      <text:p text:style-name="P29">@rmtpassword=‘contraseña’</text:p>
      <text:p text:style-name="P29">EXEC sp_dropserver</text:p>
      <text:p text:style-name="P29">@server= 'SEATTLE Mktg'</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US"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margin-top="0in" fo:margin-bottom="0in" loext:contextual-spacing="true"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4" meta:paragraph-count="164" meta:word-count="1652" meta:character-count="10433" meta:non-whitespace-character-count="8926"/>
    <meta:generator>LibreOfficeDev/5.1.0.3$Linux_X86_64 LibreOffice_project/</meta:generator>
  </office:meta>
</office:document-meta>
</file>